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B000000E4A553C8E90959DFC4.png" manifest:media-type="image/png"/>
  <manifest:file-entry manifest:full-path="Pictures/100000000000042500000268ADAE326C6D79CF73.png" manifest:media-type="image/png"/>
  <manifest:file-entry manifest:full-path="Pictures/10000000000002D6000002A3E607FE3777366F61.png" manifest:media-type="image/png"/>
  <manifest:file-entry manifest:full-path="Pictures/1000000000000348000000310521C77E1FE43C1D.png" manifest:media-type="image/png"/>
  <manifest:file-entry manifest:full-path="Pictures/100000000000041C000002769B564B5FF80E1B89.png" manifest:media-type="image/png"/>
  <manifest:file-entry manifest:full-path="Pictures/1000000000000449000001AB08CBBF101FCAF2A0.png" manifest:media-type="image/png"/>
  <manifest:file-entry manifest:full-path="Pictures/10000000000004170000004825E5369EDF61D560.png" manifest:media-type="image/png"/>
  <manifest:file-entry manifest:full-path="Pictures/1000000000000445000000DDEA78612C69F6DE8F.png" manifest:media-type="image/png"/>
  <manifest:file-entry manifest:full-path="Pictures/100000000000032B000000A70682DA6DA58CE1A3.png" manifest:media-type="image/png"/>
  <manifest:file-entry manifest:full-path="Pictures/100000000000043700000146FD71D8134508F7D6.png" manifest:media-type="image/png"/>
  <manifest:file-entry manifest:full-path="Pictures/100000000000034D00000187FB3E9019327D7366.png" manifest:media-type="image/png"/>
  <manifest:file-entry manifest:full-path="Pictures/10000000000002D1000002C6E9647FD8A3C9B7F3.png" manifest:media-type="image/png"/>
  <manifest:file-entry manifest:full-path="Pictures/1000000000000425000002309341452E79A94F92.png" manifest:media-type="image/png"/>
  <manifest:file-entry manifest:full-path="Pictures/10000000000002D400000106C3E932FF6400D1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380" officeooo:paragraph-rsid="00025380"/>
    </style:style>
    <style:style style:name="P2" style:family="paragraph" style:parent-style-name="Standard">
      <style:text-properties fo:font-weight="bold" officeooo:rsid="00025380" officeooo:paragraph-rsid="0002538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0.0528in" svg:width="6.9252in" svg:height="2.6953in" draw:z-index="0"><draw:image xlink:href="Pictures/1000000000000449000001AB08CBBF101FCAF2A0.png" xlink:type="simple" xlink:show="embed" xlink:actuate="onLoad"/></draw:frame><draw:frame draw:style-name="fr1" draw:name="Image2" text:anchor-type="paragraph" svg:x="0.0638in" svg:y="2.7898in" svg:width="6.9252in" svg:height="0.4756in" draw:z-index="1"><draw:image xlink:href="Pictures/10000000000004170000004825E5369EDF61D560.png" xlink:type="simple" xlink:show="embed" xlink:actuate="onLoad"/></draw:frame><draw:frame draw:style-name="fr1" draw:name="Image3" text:anchor-type="paragraph" svg:x="0.1008in" svg:y="3.3957in" svg:width="6.828in" svg:height="1.4055in" draw:z-index="2"><draw:image xlink:href="Pictures/100000000000032B000000A70682DA6DA58CE1A3.png" xlink:type="simple" xlink:show="embed" xlink:actuate="onLoad"/></draw:frame><draw:frame draw:style-name="fr1" draw:name="Image4" text:anchor-type="paragraph" svg:x="0.1854in" svg:y="4.8272in" svg:width="6.9252in" svg:height="4.1465in" draw:z-index="3"><draw:image xlink:href="Pictures/100000000000041C000002769B564B5FF80E1B89.png" xlink:type="simple" xlink:show="embed" xlink:actuate="onLoad"/></draw:frame></text:p>
      <text:p text:style-name="P2"/>
      <text:p text:style-name="P1"><draw:frame draw:style-name="fr2" draw:name="Image5" text:anchor-type="paragraph" svg:width="6.9252in" svg:height="2.0925in" draw:z-index="4"><draw:image xlink:href="Pictures/100000000000043700000146FD71D8134508F7D6.png" xlink:type="simple" xlink:show="embed" xlink:actuate="onLoad"/></draw:frame><draw:frame draw:style-name="fr1" draw:name="Image6" text:anchor-type="paragraph" svg:x="0.561in" svg:y="2.1736in" svg:width="5.1791in" svg:height="2.3957in" draw:z-index="5"><draw:image xlink:href="Pictures/100000000000034D00000187FB3E9019327D7366.png" xlink:type="simple" xlink:show="embed" xlink:actuate="onLoad"/></draw:frame><text:soft-page-break/></text:p>
      <text:p text:style-name="P1"><draw:frame draw:style-name="fr1" draw:name="Image7" text:anchor-type="paragraph" svg:x="1.1752in" svg:y="2.3091in" svg:width="4.5236in" svg:height="4.4547in" draw:z-index="6"><draw:image xlink:href="Pictures/10000000000002D1000002C6E9647FD8A3C9B7F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8" text:anchor-type="paragraph" svg:width="6.9252in" svg:height="1.4in" draw:z-index="7"><draw:image xlink:href="Pictures/1000000000000445000000DDEA78612C69F6DE8F.png" xlink:type="simple" xlink:show="embed" xlink:actuate="onLoad"/></draw:frame><draw:frame draw:style-name="fr1" draw:name="Image9" text:anchor-type="paragraph" svg:x="0in" svg:y="1.3311in" svg:width="6.9252in" svg:height="3.6547in" draw:z-index="8"><draw:image xlink:href="Pictures/1000000000000425000002309341452E79A94F92.png" xlink:type="simple" xlink:show="embed" xlink:actuate="onLoad"/></draw:frame><text:soft-page-break/></text:p>
      <text:p text:style-name="P1"><draw:frame draw:style-name="fr3" draw:name="Image10" text:anchor-type="paragraph" svg:width="6.1398in" svg:height="2.2217in" draw:z-index="9"><draw:image xlink:href="Pictures/10000000000002D400000106C3E932FF6400D15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1" text:anchor-type="paragraph" svg:x="0.052in" svg:y="0.0547in" svg:width="6.9252in" svg:height="0.4035in" draw:z-index="10"><draw:image xlink:href="Pictures/1000000000000348000000310521C77E1FE43C1D.png" xlink:type="simple" xlink:show="embed" xlink:actuate="onLoad"/></draw:frame><draw:frame draw:style-name="fr1" draw:name="Image12" text:anchor-type="paragraph" svg:x="1.4783in" svg:y="0.5339in" svg:width="3.8291in" svg:height="3.5598in" draw:z-index="11"><draw:image xlink:href="Pictures/10000000000002D6000002A3E607FE3777366F6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3" text:anchor-type="paragraph" svg:width="4.8583in" svg:height="2.8209in" draw:z-index="12"><draw:image xlink:href="Pictures/100000000000042500000268ADAE326C6D79CF7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4" text:anchor-type="paragraph" svg:x="0.6425in" svg:y="0.1429in" svg:width="5.4217in" svg:height="1.5244in" draw:z-index="13"><draw:image xlink:href="Pictures/100000000000032B000000E4A553C8E90959DFC4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22:40:07.169242240</meta:creation-date>
    <dc:date>2018-10-03T22:56:32.491426901</dc:date>
    <meta:editing-duration>PT16M24S</meta:editing-duration>
    <meta:editing-cycles>3</meta:editing-cycles>
    <meta:generator>LibreOffice/5.1.6.2$Linux_X86_64 LibreOffice_project/10m0$Build-2</meta:generator>
    <meta:document-statistic meta:table-count="0" meta:image-count="14" meta:object-count="0" meta:page-count="4" meta:paragraph-count="0" meta:word-count="0" meta:character-count="0" meta:non-whitespace-character-count="0"/>
  </office:meta>
</office:document-meta>
</file>